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odt2braille 6 dot"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⠏⠉⠉⠉⠉⠉⠉⠉⠉⠉⠉⠉⠉⠉⠉⠉⠉⠉⠉⠉⠉⠉⠉⠉⠉⠉⠉⠉⠉⠉⠹</text:p>
      <text:p text:style-name="P1">⠣⠀⠋⠁⠈⠁⠈⠁⠈⠁⠈⠁⠈⠁⠈⠉⠁⠈⠁⠈⠁⠈⠁⠈⠁⠈⠁⠈⠙⠀⠜</text:p>
      <text:p text:style-name="P1">⠸⠀⠆⠀⠖⠚⠉⠉⠉⠉⠉⠉⠉⠉⠉⠉⠉⠉⠉⠉⠉⠉⠉⠉⠉⠓⠲⠀⠘⠀⠇</text:p>
      <text:p text:style-name="P1">⠎⠀⠃⠀⠇⠟⠛⠛⠛⠛⠛⠛⠛⠛⠛⠛⠛⠛⠛⠛⠛⠛⠛⠛⠛⠻⠸⠀⠰⠀⠱</text:p>
      <text:p text:style-name="P1">⠇⠀⠆⠀⠇⠀⠀⠞⠀⠌⠉⠉⠉⠉⠉⠉⠉⠉⠉⠉⠉⠡⠀⠳⠀⠀⠸⠀⠘⠀⠸</text:p>
      <text:p text:style-name="P1">⠣⠀⠃⠀⠇⠀⠞⠀⠌⠀⠠⠒⠒⠒⠒⠒⠒⠒⠒⠒⠄⠀⠡⠀⠳⠀⠸⠀⠰⠀⠜</text:p>
      <text:p text:style-name="P1">⠸⠀⠆⠀⠇⠞⠀⠌⠀⠔⠀⠌⠉⠉⠉⠉⠉⠉⠉⠡⠀⠢⠀⠡⠀⠳⠸⠀⠘⠀⠇</text:p>
      <text:p text:style-name="P1">⠎⠀⠃⠀⠇⠀⠌⠀⠊⠀⠬⠀⠮⠉⠉⠉⠉⠉⠵⠀⠥⠀⠑⠀⠡⠀⠸⠀⠰⠀⠱</text:p>
      <text:p text:style-name="P1">⠇⠀⠇⠀⠇⠨⠀⠪⠀⠺⠀⠂⠯⠀⠿⠭⠿⠀⠽⠐⠀⠗⠀⠕⠀⠅⠸⠀⠸⠀⠸</text:p>
      <text:p text:style-name="P1">⠣⠀⠆⠀⠇⠀⠡⠀⠢⠀⠩⠀⠫⠤⠤⠤⠤⠤⠝⠀⠍⠀⠔⠀⠌⠀⠸⠀⠰⠀⠜</text:p>
      <text:p text:style-name="P1">⠸⠀⠃⠀⠇⠳⠀⠡⠀⠑⠀⠡⠤⠤⠤⠤⠤⠤⠤⠌⠀⠊⠀⠌⠀⠞⠸⠀⠘⠀⠇</text:p>
      <text:p text:style-name="P1">⠎⠀⠆⠀⠇⠀⠳⠀⠡⠀⠈⠒⠒⠒⠒⠒⠒⠒⠒⠒⠁⠀⠌⠀⠞⠀⠸⠀⠰⠀⠱</text:p>
      <text:p text:style-name="P1">⠇⠀⠃⠀⠇⠀⠀⠳⠀⠡⠤⠤⠤⠤⠤⠤⠤⠤⠤⠤⠤⠌⠀⠞⠀⠀⠸⠀⠘⠀⠸</text:p>
      <text:p text:style-name="P1">⠣⠀⠆⠀⠇⠷⠶⠶⠶⠶⠶⠶⠶⠶⠶⠶⠶⠶⠶⠶⠶⠶⠶⠶⠶⠾⠸⠀⠰⠀⠜</text:p>
      <text:p text:style-name="P1">⠸⠀⠃⠀⠓⠲⠤⠤⠤⠤⠤⠤⠤⠤⠤⠤⠤⠤⠤⠤⠤⠤⠤⠤⠤⠖⠚⠀⠘⠀⠇</text:p>
      <text:p text:style-name="P1">⠎⠀⠦⠄⠠⠄⠠⠄⠠⠄⠠⠄⠠⠄⠠⠤⠄⠠⠄⠠⠄⠠⠄⠠⠄⠠⠄⠠⠴⠀⠱</text:p>
      <text:p text:style-name="P1">⠧⠤⠤⠤⠤⠤⠤⠤⠤⠤⠤⠤⠤⠤⠤⠤⠤⠤⠤⠤⠤⠤⠤⠤⠤⠤⠤⠤⠤⠤⠼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24T17:21:20.34</meta:creation-date>
    <dc:date>2011-05-27T17:45:55.25</dc:date>
    <dc:creator>Bert Frees</dc:creator>
    <meta:editing-duration>PT3H40M32S</meta:editing-duration>
    <meta:editing-cycles>15</meta:editing-cycles>
    <meta:generator>OpenOffice.org/3.3$Win32 OpenOffice.org_project/330m19$Build-9561</meta:generator>
    <meta:document-statistic meta:table-count="0" meta:image-count="0" meta:object-count="0" meta:page-count="1" meta:paragraph-count="17" meta:word-count="17" meta:character-count="527"/>
    <meta:user-defined meta:name="[BRL]BraillePageNumbers" meta:value-type="boolean">false</meta:user-defined>
    <meta:user-defined meta:name="[BRL]BrintpageNumbersInToc" meta:value-type="boolean">false</meta:user-defined>
    <meta:user-defined meta:name="[BRL]EmbossCellsPerLine" meta:value-type="float">20</meta:user-defined>
    <meta:user-defined meta:name="[BRL]EmbossLinesPerPage" meta:value-type="float">6</meta:user-defined>
    <meta:user-defined meta:name="[BRL]FirstLineIndent_paragraph_Standard" meta:value-type="float">0</meta:user-defined>
    <meta:user-defined meta:name="[BRL]HardPageBreaks" meta:value-type="boolean">true</meta:user-defined>
    <meta:user-defined meta:name="[BRL]MarginBottom" meta:value-type="float">1</meta:user-defined>
    <meta:user-defined meta:name="[BRL]MarginLeft" meta:value-type="float">1</meta:user-defined>
    <meta:user-defined meta:name="[BRL]MarginRight" meta:value-type="float">1</meta:user-defined>
    <meta:user-defined meta:name="[BRL]MarginTop" meta:value-type="float">1</meta:user-defined>
    <meta:user-defined meta:name="[BRL]PageSeparator" meta:value-type="boolean">false</meta:user-defined>
  </office:meta>
</office:document-meta>
</file>